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officeooo:paragraph-rsid="001007b5"/>
    </style:style>
    <style:style style:name="P2" style:family="paragraph" style:parent-style-name="Heading_20_2">
      <style:paragraph-properties fo:text-align="justify" style:justify-single-word="false"/>
      <style:text-properties fo:font-size="14pt" style:font-size-asian="14pt" style:font-size-complex="14pt"/>
    </style:style>
    <style:style style:name="P3" style:family="paragraph" style:parent-style-name="Heading_20_2">
      <style:paragraph-properties fo:text-align="justify" style:justify-single-word="false"/>
      <style:text-properties fo:font-size="11pt" officeooo:paragraph-rsid="0012af87" style:font-size-asian="11pt" style:font-size-complex="11pt"/>
    </style:style>
    <style:style style:name="P4" style:family="paragraph" style:parent-style-name="Heading_20_2">
      <style:paragraph-properties fo:text-align="justify" style:justify-single-word="false"/>
      <style:text-properties officeooo:paragraph-rsid="0012af87"/>
    </style:style>
    <style:style style:name="P5" style:family="paragraph" style:parent-style-name="Heading_20_3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Heading_20_3">
      <style:paragraph-properties fo:text-align="justify" style:justify-single-word="false"/>
      <style:text-properties fo:font-size="12pt" officeooo:paragraph-rsid="0017707d" style:font-size-asian="12pt" style:font-size-complex="12pt"/>
    </style:style>
    <style:style style:name="P7" style:family="paragraph" style:parent-style-name="Heading_20_3">
      <style:paragraph-properties fo:text-align="justify" style:justify-single-word="false"/>
      <style:text-properties officeooo:paragraph-rsid="0011bd49"/>
    </style:style>
    <style:style style:name="P8" style:family="paragraph" style:parent-style-name="Heading_20_3">
      <style:paragraph-properties fo:text-align="justify" style:justify-single-word="false"/>
    </style:style>
    <style:style style:name="P9" style:family="paragraph" style:parent-style-name="Heading_20_4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1" style:family="paragraph" style:parent-style-name="Text_20_body" style:list-style-name="L35">
      <style:paragraph-properties fo:text-align="justify" style:justify-single-word="false"/>
      <style:text-properties fo:font-size="11pt" style:font-size-asian="11pt" style:font-size-complex="11pt"/>
    </style:style>
    <style:style style:name="P12" style:family="paragraph" style:parent-style-name="Text_20_body" style:list-style-name="L39">
      <style:paragraph-properties fo:text-align="justify" style:justify-single-word="false"/>
      <style:text-properties fo:font-size="11pt" style:font-size-asian="11pt" style:font-size-complex="11pt"/>
    </style:style>
    <style:style style:name="P13" style:family="paragraph" style:parent-style-name="Text_20_body" style:list-style-name="L40">
      <style:paragraph-properties fo:text-align="justify" style:justify-single-word="false"/>
      <style:text-properties fo:font-size="11pt" style:font-size-asian="11pt" style:font-size-complex="11pt"/>
    </style:style>
    <style:style style:name="P14" style:family="paragraph" style:parent-style-name="Text_20_body" style:list-style-name="L41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Text_20_body" style:list-style-name="L14">
      <style:paragraph-properties fo:text-align="justify" style:justify-single-word="false"/>
      <style:text-properties fo:font-size="11pt" officeooo:paragraph-rsid="00143ee3" style:font-size-asian="11pt" style:font-size-complex="11pt"/>
    </style:style>
    <style:style style:name="P16" style:family="paragraph" style:parent-style-name="Text_20_body">
      <style:text-properties fo:font-size="11pt" style:font-size-asian="11pt" style:font-size-complex="11pt"/>
    </style:style>
    <style:style style:name="P17" style:family="paragraph" style:parent-style-name="Text_20_body" style:list-style-name="L25">
      <style:text-properties fo:font-size="11pt" style:font-size-asian="11pt" style:font-size-complex="11pt"/>
    </style:style>
    <style:style style:name="P18" style:family="paragraph" style:parent-style-name="Text_20_body" style:list-style-name="L26">
      <style:text-properties fo:font-size="11pt" style:font-size-asian="11pt" style:font-size-complex="11pt"/>
    </style:style>
    <style:style style:name="P19" style:family="paragraph" style:parent-style-name="Text_20_body" style:list-style-name="L28">
      <style:text-properties fo:font-size="11pt" style:font-size-asian="11pt" style:font-size-complex="11pt"/>
    </style:style>
    <style:style style:name="P20" style:family="paragraph" style:parent-style-name="Text_20_body" style:list-style-name="L43">
      <style:text-properties fo:font-size="11pt" style:font-size-asian="11pt" style:font-size-complex="11pt"/>
    </style:style>
    <style:style style:name="P21" style:family="paragraph" style:parent-style-name="Text_20_body" style:list-style-name="L33"/>
    <style:style style:name="P22" style:family="paragraph" style:parent-style-name="Text_20_body">
      <style:paragraph-properties fo:text-align="justify" style:justify-single-word="false"/>
      <style:text-properties fo:font-size="6pt" style:font-size-asian="5.25pt" style:font-size-complex="6pt"/>
    </style:style>
    <style:style style:name="P23" style:family="paragraph" style:parent-style-name="Text_20_body">
      <style:paragraph-properties fo:text-align="justify" style:justify-single-word="false"/>
      <style:text-properties fo:font-size="6pt" officeooo:paragraph-rsid="0011bd49" style:font-size-asian="5.25pt" style:font-size-complex="6pt"/>
    </style:style>
    <style:style style:name="P24" style:family="paragraph" style:parent-style-name="Text_20_body">
      <style:paragraph-properties fo:text-align="justify" style:justify-single-word="false"/>
      <style:text-properties fo:font-size="6pt" officeooo:paragraph-rsid="0012af87" style:font-size-asian="5.25pt" style:font-size-complex="6pt"/>
    </style:style>
    <style:style style:name="P25" style:family="paragraph" style:parent-style-name="Text_20_body" style:list-style-name="L34"/>
    <style:style style:name="P26" style:family="paragraph" style:parent-style-name="Text_20_body" style:list-style-name="L35"/>
    <style:style style:name="P27" style:family="paragraph" style:parent-style-name="Text_20_body">
      <style:paragraph-properties fo:text-align="justify" style:justify-single-word="false"/>
      <style:text-properties officeooo:paragraph-rsid="001cf72f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 style:list-style-name="L42">
      <style:paragraph-properties fo:text-align="justify" style:justify-single-word="false"/>
    </style:style>
    <style:style style:name="P30" style:family="paragraph" style:parent-style-name="Text_20_body" style:list-style-name="L14">
      <style:paragraph-properties fo:text-align="justify" style:justify-single-word="false"/>
      <style:text-properties officeooo:paragraph-rsid="001ef5c8"/>
    </style:style>
    <style:style style:name="P31" style:family="paragraph" style:parent-style-name="Text_20_body" style:list-style-name="L14">
      <style:paragraph-properties fo:text-align="justify" style:justify-single-word="false"/>
      <style:text-properties officeooo:paragraph-rsid="0012af87"/>
    </style:style>
    <style:style style:name="P32" style:family="paragraph" style:parent-style-name="Text_20_body" style:list-style-name="L14">
      <style:paragraph-properties fo:text-align="justify" style:justify-single-word="false"/>
      <style:text-properties officeooo:paragraph-rsid="00143ee3"/>
    </style:style>
    <style:style style:name="P33" style:family="paragraph" style:parent-style-name="Text_20_body" style:list-style-name="L15">
      <style:paragraph-properties fo:text-align="justify" style:justify-single-word="false"/>
    </style:style>
    <style:style style:name="P34" style:family="paragraph" style:parent-style-name="Text_20_body" style:list-style-name="L16">
      <style:paragraph-properties fo:text-align="justify" style:justify-single-word="false"/>
    </style:style>
    <style:style style:name="P35" style:family="paragraph" style:parent-style-name="Text_20_body" style:list-style-name="L17">
      <style:paragraph-properties fo:text-align="justify" style:justify-single-word="false"/>
    </style:style>
    <style:style style:name="P36" style:family="paragraph" style:parent-style-name="Text_20_body" style:list-style-name="L17">
      <style:paragraph-properties fo:text-align="start" style:justify-single-word="false"/>
    </style:style>
    <style:style style:name="P37" style:family="paragraph" style:parent-style-name="Text_20_body">
      <style:paragraph-properties fo:text-align="start" style:justify-single-word="false"/>
    </style:style>
    <style:style style:name="P38" style:family="paragraph" style:parent-style-name="Text_20_body" style:list-style-name="L15">
      <style:paragraph-properties fo:text-align="start" style:justify-single-word="false"/>
    </style:style>
    <style:style style:name="P39" style:family="paragraph" style:parent-style-name="Text_20_body" style:list-style-name="L43"/>
    <style:style style:name="P40" style:family="paragraph" style:parent-style-name="Text_20_body" style:list-style-name="L44"/>
    <style:style style:name="P41" style:family="paragraph" style:parent-style-name="Text_20_body" style:list-style-name="L45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07b5" style:font-weight-asian="bold" style:font-weight-complex="bold"/>
    </style:style>
    <style:style style:name="T3" style:family="text">
      <style:text-properties fo:font-weight="bold" officeooo:rsid="00106638" style:font-weight-asian="bold" style:font-weight-complex="bold"/>
    </style:style>
    <style:style style:name="T4" style:family="text">
      <style:text-properties fo:font-weight="bold" officeooo:rsid="0012af87" style:font-weight-asian="bold" style:font-weight-complex="bold"/>
    </style:style>
    <style:style style:name="T5" style:family="text">
      <style:text-properties fo:font-weight="bold" officeooo:rsid="0015fc57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af87" style:font-weight-asian="normal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143ee3" style:font-size-asian="11pt" style:font-size-complex="11pt"/>
    </style:style>
    <style:style style:name="T11" style:family="text">
      <style:text-properties fo:font-size="11pt" officeooo:rsid="0017707d" style:font-size-asian="11pt" style:font-size-complex="11pt"/>
    </style:style>
    <style:style style:name="T12" style:family="text">
      <style:text-properties fo:font-size="11pt" fo:font-weight="normal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12af87" style:font-size-asian="11pt" style:font-weight-asian="normal" style:font-size-complex="11pt" style:font-weight-complex="normal"/>
    </style:style>
    <style:style style:name="T14" style:family="text">
      <style:text-properties fo:font-size="11pt" fo:font-weight="bold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106638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12af87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5fc57" style:font-size-asian="11pt" style:font-weight-asian="bold" style:font-size-complex="11pt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officeooo:rsid="0012af87"/>
    </style:style>
    <style:style style:name="T20" style:family="text">
      <style:text-properties officeooo:rsid="00143ee3"/>
    </style:style>
    <style:style style:name="T21" style:family="text">
      <style:text-properties officeooo:rsid="00194cdd"/>
    </style:style>
    <style:style style:name="T22" style:family="text">
      <style:text-properties officeooo:rsid="001b230e"/>
    </style:style>
    <style:style style:name="T23" style:family="text">
      <style:text-properties officeooo:rsid="001cf72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2">VIAH – Vendas Inteligentes Automatizadas e Humanizadas</text:span></text:span></text:h>
      <text:p text:style-name="P28"><text:span text:style-name="Strong_20_Emphasis">Framework Modular para Atendimento e Gestão Comercial</text:span></text:p>
      <text:h text:style-name="P2" text:outline-level="2">1. Introdução</text:h>
      <text:p text:style-name="P22"/>
      <text:p text:style-name="P10">O <text:span text:style-name="T1">VIAH</text:span> é um framework modular que integra sistemas de atendimento, automação e gestão comercial, oferecendo uma solução robusta em um ecossistema unificado e escalável. Seus módulos trabalham juntos para suportar automações baseadas em fluxos pré-definidos e integrar diversas ferramentas de mercado, garantindo maior controle operacional, além de proporcionar uma experiência humanizada ao cliente com o uso das melhores inteligências artificiais disponíveis.</text:p>
      <text:h text:style-name="P7" text:outline-level="3">Principais módulos:</text:h>
      <text:p text:style-name="P23"/>
      <text:list text:style-name="L14">
        <text:list-item>
          <text:p text:style-name="P30"><text:span text:style-name="Strong_20_Emphasis"><text:span text:style-name="T9">VIAH Assistent AIVAH</text:span></text:span><text:span text:style-name="Strong_20_Emphasis"><text:span text:style-name="T12"> – Assistente Inteligente de Vendas Automatizado para Humanos.</text:span></text:span></text:p>
        </text:list-item>
        <text:list-item>
          <text:p text:style-name="P30"><text:span text:style-name="Strong_20_Emphasis"><text:span text:style-name="T14">VIAH </text:span></text:span><text:span text:style-name="Strong_20_Emphasis"><text:span text:style-name="T15">ERP </text:span></text:span><text:span text:style-name="T12">–</text:span><text:span text:style-name="T14"> </text:span><text:span text:style-name="T12">Sistemas administrativos e financeiros</text:span></text:p>
        </text:list-item>
        <text:list-item>
          <text:p text:style-name="P31"><text:span text:style-name="Strong_20_Emphasis"><text:span text:style-name="T9">VIAH Omni</text:span></text:span><text:span text:style-name="T9"> – Central de Gerenciamento Omnichannel de Atendimento</text:span></text:p>
        </text:list-item>
        <text:list-item>
          <text:p text:style-name="P15"><text:span text:style-name="T4">VIAH </text:span><text:span text:style-name="T5">Connect</text:span><text:span text:style-name="T7"> – Módulo de integração que conecta canais externos, como WhatsApp, e sistemas externos ao ecossistema </text:span><text:span text:style-name="T4">VIAH</text:span></text:p>
        </text:list-item>
        <text:list-item>
          <text:p text:style-name="P32"><text:span text:style-name="Strong_20_Emphasis"><text:span text:style-name="T9">VIAH Conductor</text:span></text:span><text:span text:style-name="T9"> – Orquestrador de automações inteligentes utilizando n8n.</text:span></text:p>
        </text:list-item>
        <text:list-item>
          <text:p text:style-name="P32"><text:span text:style-name="Strong_20_Emphasis"><text:span text:style-name="T9">VIAH Code</text:span></text:span><text:span text:style-name="T9"> – Serviços de desenvolvimento personalizados para criar regras de negócio específicas </text:span><text:span text:style-name="T10">para cada negócio</text:span><text:span text:style-name="T9"> via APIs, banco de dados e webapp, </text:span><text:span text:style-name="T10">entre outros</text:span><text:span text:style-name="T9">.</text:span></text:p>
        </text:list-item>
      </text:list>
      <text:h text:style-name="P3" text:outline-level="2"/>
      <text:h text:style-name="P4" text:outline-level="2"><text:span text:style-name="T18">2. Arquitetura</text:span></text:h>
      <text:p text:style-name="P24"/>
      <text:p text:style-name="P10">O <text:span text:style-name="T1">VIAH</text:span> é estruturado em módulos independentes que se comunicam por meio de APIs e conectores inteligentes, formando um ecossistema flexível, escalável e altamente integrável. Essa arquitetura permite personalização por cliente, automação de processos e gestão unificada de atendimento e operações comerciais.</text:p>
      <text:h text:style-name="P5" text:outline-level="3">2.1 | Visão Geral do Fluxo</text:h>
      <text:p text:style-name="P10">O funcionamento do <text:span text:style-name="T1">VIAH</text:span> é baseado em uma sequência inteligente de eventos que conecta clientes, automações, atendimento humano e sistemas de gestão:</text:p>
      <text:list text:style-name="L15">
        <text:list-item>
          <text:p text:style-name="P38"><text:span text:style-name="Strong_20_Emphasis"><text:span text:style-name="T9">Entrada do cliente:</text:span></text:span><text:span text:style-name="T9"> Interações iniciadas via WhatsApp ou site são recebidas pelo </text:span><text:span text:style-name="Strong_20_Emphasis"><text:span text:style-name="T9">VIAH Link</text:span></text:span><text:span text:style-name="T9"> (antigo Evolution API).</text:span></text:p>
        </text:list-item>
        <text:list-item>
          <text:p text:style-name="P38"><text:span text:style-name="Strong_20_Emphasis"><text:span text:style-name="T9">Condução conversacional:</text:span></text:span><text:span text:style-name="T9"> O </text:span><text:span text:style-name="Strong_20_Emphasis"><text:span text:style-name="T9">VIAH Chat</text:span></text:span><text:span text:style-name="T9"> (antigo Typebot) guia o cliente por fluxos automatizados.</text:span></text:p>
        </text:list-item>
        <text:list-item>
          <text:p text:style-name="P33"><text:span text:style-name="Strong_20_Emphasis"><text:span text:style-name="T9">Respostas inteligentes:</text:span></text:span><text:span text:style-name="T9"> Quando necessário, o </text:span><text:span text:style-name="Strong_20_Emphasis"><text:span text:style-name="T9">VIAH AIVAH</text:span></text:span><text:span text:style-name="T9"> assume o diálogo com IA avançada.</text:span></text:p>
        </text:list-item>
        <text:list-item>
          <text:p text:style-name="P38"><text:soft-page-break/><text:span text:style-name="Strong_20_Emphasis"><text:span text:style-name="T9">Automação de tarefas:</text:span></text:span><text:span text:style-name="T9"> O </text:span><text:span text:style-name="Strong_20_Emphasis"><text:span text:style-name="T9">VIAH Conductor</text:span></text:span><text:span text:style-name="T9"> (n8n) executa ações como agendamentos ou notificações.</text:span></text:p>
        </text:list-item>
        <text:list-item>
          <text:p text:style-name="P38"><text:span text:style-name="Strong_20_Emphasis"><text:span text:style-name="T9">Atendimento humano (opcional):</text:span></text:span><text:span text:style-name="T9"> A conversa pode ser transferida para o </text:span><text:span text:style-name="Strong_20_Emphasis"><text:span text:style-name="T9">VIAH Omni</text:span></text:span><text:span text:style-name="T9"> (Chatwoot).</text:span></text:p>
        </text:list-item>
        <text:list-item>
          <text:p text:style-name="P38"><text:span text:style-name="Strong_20_Emphasis"><text:span text:style-name="T9">Registro e gestão:</text:span></text:span><text:span text:style-name="T9"> Todas as informações são integradas ao </text:span><text:span text:style-name="Strong_20_Emphasis"><text:span text:style-name="T9">VIAH ERP</text:span></text:span><text:span text:style-name="T9"> (Odoo), garantindo controle operacional.</text:span></text:p>
        </text:list-item>
      </text:list>
      <text:h text:style-name="P5" text:outline-level="3">2.<text:span text:style-name="T19">2</text:span> | Benefícios da Arquitetura Modular</text:h>
      <text:list text:style-name="L16">
        <text:list-item>
          <text:p text:style-name="P34">Flexibilidade para adaptar regras e processos por cliente.</text:p>
        </text:list-item>
        <text:list-item>
          <text:p text:style-name="P34">Integração com ferramentas modernas via APIs abertas.</text:p>
        </text:list-item>
        <text:list-item>
          <text:p text:style-name="P34">Capacidade de automação total ou parcial de atendimentos.</text:p>
        </text:list-item>
        <text:list-item>
          <text:p text:style-name="P34">Centralização de dados em um núcleo de gestão confiável.</text:p>
        </text:list-item>
        <text:list-item>
          <text:p text:style-name="P34">Substituição ou evolução de módulos sem comprometer o ecossistema.</text:p>
        </text:list-item>
      </text:list>
      <text:h text:style-name="P5" text:outline-level="3">2.<text:span text:style-name="T19">3</text:span> | Arquitetura em Camadas</text:h>
      <text:p text:style-name="P10">A estrutura técnica do VIAH pode ser organizada em quatro camadas funcionais:</text:p>
      <text:list text:style-name="L17">
        <text:list-item>
          <text:p text:style-name="P35"><text:span text:style-name="Strong_20_Emphasis">Camada de Entrada (Front-End de Comunicação)</text:span></text:p>
          <text:list>
            <text:list-item>
              <text:p text:style-name="P36"><text:span text:style-name="T9">WhatsApp, Webchat (</text:span><text:span text:style-name="Strong_20_Emphasis"><text:span text:style-name="T9">VIAH Chat</text:span></text:span><text:span text:style-name="T9">)<text:line-break/>Pontos de contato onde o cliente inicia a interação com a empresa.</text:span></text:p>
            </text:list-item>
          </text:list>
        </text:list-item>
        <text:list-item>
          <text:p text:style-name="P35"><text:span text:style-name="Strong_20_Emphasis">Camada de Inteligência</text:span></text:p>
          <text:list>
            <text:list-item>
              <text:p text:style-name="P36"><text:span text:style-name="Strong_20_Emphasis"><text:span text:style-name="T9">VIAH Chat</text:span></text:span><text:span text:style-name="T9"><text:line-break/>Interface guiada que conduz fluxos automatizados.</text:span></text:p>
            </text:list-item>
            <text:list-item>
              <text:p text:style-name="P36"><text:span text:style-name="Strong_20_Emphasis"><text:span text:style-name="T9">VIAH AIVAH</text:span></text:span><text:span text:style-name="T9"><text:line-break/>Assistente de IA para atendimento natural e vendas automatizadas.</text:span></text:p>
            </text:list-item>
          </text:list>
        </text:list-item>
        <text:list-item>
          <text:p text:style-name="P35"><text:span text:style-name="Strong_20_Emphasis">Camada de Automações</text:span></text:p>
          <text:list>
            <text:list-item>
              <text:p text:style-name="P36"><text:span text:style-name="Strong_20_Emphasis"><text:span text:style-name="T9">VIAH Conductor (n8n)</text:span></text:span><text:span text:style-name="T9"><text:line-break/>Executa lógicas de negócio, orquestra integrações e automatiza tarefas.</text:span></text:p>
            </text:list-item>
            <text:list-item>
              <text:p text:style-name="P36"><text:span text:style-name="Strong_20_Emphasis"><text:span text:style-name="T9">VIAH </text:span></text:span><text:span text:style-name="Strong_20_Emphasis"><text:span text:style-name="T11">Connect </text:span></text:span><text:span text:style-name="T9"><text:line-break/>Atua como ponte entre canais externos e os módulos internos do VIAH.</text:span></text:p>
            </text:list-item>
          </text:list>
        </text:list-item>
        <text:list-item>
          <text:p text:style-name="P35"><text:span text:style-name="Strong_20_Emphasis"><text:span text:style-name="T8">Camada de Backend e Gestão</text:span></text:span></text:p>
          <text:list>
            <text:list-item>
              <text:p text:style-name="P36"><text:span text:style-name="Strong_20_Emphasis"><text:span text:style-name="T9">VIAH Omni (Chatwoot)</text:span></text:span><text:span text:style-name="T9"><text:line-break/>Atendentes humanos assumem o controle quando necessário.</text:span></text:p>
            </text:list-item>
            <text:list-item>
              <text:p text:style-name="P36"><text:span text:style-name="Strong_20_Emphasis"><text:span text:style-name="T9">VIAH ERP (Odoo)</text:span></text:span><text:span text:style-name="T9"><text:line-break/>Registra dados, gerencia operações comerciais, administrativas e financeiras.</text:span></text:p>
            </text:list-item>
          </text:list>
        </text:list-item>
      </text:list>
      <text:p text:style-name="P37"><text:span text:style-name="T9"/></text:p>
      <text:p text:style-name="P10"/>
      <text:h text:style-name="P2" text:outline-level="2"><text:soft-page-break/>3. Módulos</text:h>
      <text:h text:style-name="P6" text:outline-level="3">3.1 AIVAH – <text:s/>Assistente Inteligente de Vendas Automatizado para Humanos</text:h>
      <text:p text:style-name="P10">O <text:span text:style-name="Strong_20_Emphasis">AIVAH</text:span> é o assistente conversacional com inteligência artificial da solução <text:span text:style-name="T1">VIAH</text:span>. Projetado para operar de forma autônoma ou guiada, ele atua em duas modalidades complementares — otimizando processos de atendimento, vendas e suporte com alta adaptabilidade.</text:p>
      <text:p text:style-name="P10">Capaz de compreender contextos complexos, aplicar regras de negócio personalizadas e integrar-se a múltiplos sistemas, o <text:span text:style-name="T1">AIVAH</text:span> é um agente estratégico no relacionamento com o cliente, promovendo uma experiência fluida e humanizada dentro do ecossistema <text:span text:style-name="T1">VIAH</text:span>.</text:p>
      <text:h text:style-name="P9" text:outline-level="4">3.1.1 Atendimento Guiado</text:h>
      <text:p text:style-name="P27"><text:span text:style-name="Strong_20_Emphasis"><text:span text:style-name="T12">Nessa modalidade, o </text:span></text:span><text:span text:style-name="Strong_20_Emphasis"><text:span text:style-name="T14">AIVAH</text:span></text:span><text:span text:style-name="Strong_20_Emphasis"><text:span text:style-name="T12"> entrega uma experiência de atendimento estruturada e eficiente por meio de fluxos conversacionais pré-definidos, desenvolvidos com base em jornadas específicas de atendimento e vendas. Ele conduz o cliente de forma organizada e funcional, seguindo regras inteligentes alinhadas aos processos da empresa.</text:span></text:span></text:p>
      <text:p text:style-name="P28"><text:span text:style-name="T9">Interligado ao </text:span><text:span text:style-name="Strong_20_Emphasis"><text:span text:style-name="T9">VIAH Conductor</text:span></text:span><text:span text:style-name="T9"> (n8n), </text:span><text:span text:style-name="Strong_20_Emphasis"><text:span text:style-name="T9">VIAH Connect</text:span></text:span><text:span text:style-name="T9"> (Evolution API), </text:span><text:span text:style-name="Strong_20_Emphasis"><text:span text:style-name="T9">VIAH ERP</text:span></text:span><text:span text:style-name="T9"> (ou ao ERP já utilizado pela empresa) e com suporte complementar do </text:span><text:span text:style-name="Strong_20_Emphasis"><text:span text:style-name="T9">VIAH Omni</text:span></text:span><text:span text:style-name="T9"> (Central Omnichannel), esse fluxo permite:</text:span></text:p>
      <text:list text:style-name="L35">
        <text:list-item>
          <text:p text:style-name="P11">Triagem automatizada com base em regras e critérios definidos.</text:p>
        </text:list-item>
      </text:list>
      <text:list text:style-name="L39">
        <text:list-item>
          <text:p text:style-name="P12">Coleta precisa e guiada de dados como cadastros, preferências e formulários.</text:p>
        </text:list-item>
      </text:list>
      <text:list text:style-name="L40">
        <text:list-item>
          <text:p text:style-name="P13">Consultas inteligentes, como disponibilidade de estoque, status de pedidos e agendamentos.</text:p>
        </text:list-item>
      </text:list>
      <text:list text:style-name="L41">
        <text:list-item>
          <text:p text:style-name="P14">Agendamentos automatizados com controle de horários e limite de capacidade por faixa.</text:p>
        </text:list-item>
      </text:list>
      <text:list text:style-name="L42">
        <text:list-item>
          <text:p text:style-name="P29"><text:span text:style-name="T9">Integração com o </text:span><text:span text:style-name="Strong_20_Emphasis"><text:span text:style-name="T9">VIAH ERP</text:span></text:span><text:span text:style-name="T9"> para registrar ou consultar dados em tempo real — ou com sistemas próprios do cliente, conforme necessidade.</text:span></text:p>
        </text:list-item>
      </text:list>
      <text:p text:style-name="P28"><text:span text:style-name="T9">Quando necessário, o VIAH Omni pode </text:span><text:span text:style-name="Strong_20_Emphasis"><text:span text:style-name="T9">encaminhar a conversa para um atendente humano</text:span></text:span><text:span text:style-name="T9">, garantindo transição fluida, supervisão e continuidade do atendimento.</text:span></text:p>
      <text:p text:style-name="P28"><text:span text:style-name="T9">Mais do que um assistente, o </text:span><text:span text:style-name="T14">AIVAH</text:span><text:span text:style-name="T9"> atua como </text:span><text:span text:style-name="Strong_20_Emphasis"><text:span text:style-name="T12">recepcionista digital, agendador, consultor e braço comercial da operação</text:span></text:span><text:span text:style-name="T9">, podendo ser treinado com dados específicos da empresa para atender </text:span><text:span text:style-name="Strong_20_Emphasis"><text:span text:style-name="T12">diferentes</text:span></text:span><text:span text:style-name="Strong_20_Emphasis"><text:span text:style-name="T9"> </text:span></text:span><text:span text:style-name="Strong_20_Emphasis"><text:span text:style-name="T14">segmentos e contextos de negócio</text:span></text:span><text:span text:style-name="T14">.</text:span></text:p>
      <text:p text:style-name="P27"><text:span text:style-name="Strong_20_Emphasis"><text:span text:style-name="T9"/></text:span></text:p>
      <text:h text:style-name="P8" text:outline-level="3"><text:span text:style-name="T8">3.1.2 Atendimento com Inteligência Artificial (IA)</text:span></text:h>
      <text:p text:style-name="P10">O <text:span text:style-name="T1">AIVAH</text:span> é capaz de oferecer atendimento autônomo, utilizando IA avançada para:</text:p>
      <text:p text:style-name="P16">Nessa modalidade, o AIVAH atua com <text:span text:style-name="Strong_20_Emphasis">inteligência contextual ativa</text:span>, utilizando modelos avançados de IA para oferecer interações naturais, inteligentes e conectadas aos processos da empresa.<text:line-break/>Ele compreende linguagem aberta, interpreta intenções complexas e responde de forma personalizada, sempre considerando o contexto da conversa, o histórico do cliente e os dados operacionais.</text:p>
      <text:p text:style-name="P16">Entre suas capacidades neste modo estão:</text:p>
      <text:list text:style-name="L45">
        <text:list-item>
          <text:p text:style-name="P41"><text:span text:style-name="Strong_20_Emphasis"><text:span text:style-name="T9">Entender e interpretar consultas abertas e variadas</text:span></text:span><text:span text:style-name="T9">, mesmo fora dos fluxos pré-definidos.</text:span></text:p>
        </text:list-item>
        <text:list-item>
          <text:p text:style-name="P41"><text:span text:style-name="Strong_20_Emphasis"><text:span text:style-name="T9">Gerar respostas contextuais e personalizadas</text:span></text:span><text:span text:style-name="T9"> com base em dados operacionais, preferências e histórico do cliente.</text:span></text:p>
        </text:list-item>
        <text:list-item>
          <text:p text:style-name="P41"><text:soft-page-break/><text:span text:style-name="Strong_20_Emphasis"><text:span text:style-name="T9">Executar decisões e acionar automações</text:span></text:span><text:span text:style-name="T9"> conforme regras de negócio definidas no ecossistema </text:span><text:span text:style-name="T14">VIAH</text:span><text:span text:style-name="T9">.</text:span></text:p>
        </text:list-item>
        <text:list-item>
          <text:p text:style-name="P41"><text:span text:style-name="Strong_20_Emphasis"><text:span text:style-name="T9">Encaminhar o atendimento para um agente humano</text:span></text:span><text:span text:style-name="T9"> via VIAH Omni quando identificar a necessidade de intervenção pessoal.</text:span></text:p>
        </text:list-item>
        <text:list-item>
          <text:p text:style-name="P41"><text:span text:style-name="Strong_20_Emphasis"><text:span text:style-name="T9">Redirecionar para o atendimento guiado</text:span></text:span><text:span text:style-name="T9">, caso reconheça que o cliente se beneficia mais de uma jornada estruturada.</text:span></text:p>
        </text:list-item>
      </text:list>
      <text:p text:style-name="P16">Essa abordagem proporciona uma experiência conversacional mais fluida, responsiva e inteligente — elevando a qualidade do atendimento sem abrir mão do controle estratégico da operação.</text:p>
      <text:p text:style-name="Text_20_body"/>
      <text:p text:style-name="P28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0T18:26:27.739957727</meta:creation-date>
    <dc:date>2025-07-31T15:03:20.546360837</dc:date>
    <meta:editing-duration>PT34M11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4" meta:paragraph-count="65" meta:word-count="962" meta:character-count="6631" meta:non-whitespace-character-count="5757"/>
  </office:meta>
</office:document-meta>
</file>